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8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cm" svg:height="1.25cm" svg:x="1.4cm" svg:y="9.7cm">
          <draw:text-box>
            <text:p>スプリント1</text:p>
          </draw:text-box>
        </draw:frame>
        <draw:line draw:style-name="gr3" draw:text-style-name="P1" draw:layer="layout" svg:x1="11.9cm" svg:y1="31.6cm" svg:x2="11.9cm" svg:y2="33cm">
          <text:p/>
        </draw:line>
        <draw:line draw:style-name="gr4" draw:text-style-name="P1" draw:layer="layout" svg:x1="11.9cm" svg:y1="29.9cm" svg:x2="11.9cm" svg:y2="31.8cm">
          <text:p/>
        </draw:line>
        <draw:custom-shape draw:style-name="gr5" draw:text-style-name="P2" xml:id="id12" draw:id="id12" draw:layer="layout" svg:width="2.6cm" svg:height="1.2cm" svg:x="10.549cm" svg:y="37.6cm">
          <text:p text:style-name="P1"><text:span text:style-name="T1">保守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cm" svg:height="2.5cm" svg:x="9.1cm" svg:y="1cm">
          <text:p text:style-name="P3"><text:span text:style-name="T1">・チームメンバーを決める</text:span></text:p>
          <text:p text:style-name="P3"><text:span text:style-name="T1">・スクラムマスターを決める</text:span></text:p>
          <text:p text:style-name="P3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6" draw:layer="layout" svg:width="5.4cm" svg:height="1.25cm" svg:x="5.8cm" svg:y="1.75cm">
          <draw:text-box>
            <text:p>キックオフ</text:p>
          </draw:text-box>
        </draw:frame>
        <draw:custom-shape draw:style-name="gr5" draw:text-style-name="P3" xml:id="id1" draw:id="id1" draw:layer="layout" svg:width="5.5cm" svg:height="2.5cm" svg:x="9.1cm" svg:y="4.599cm">
          <text:p text:style-name="P3"><text:span text:style-name="T1">・全体仕様書の作成</text:span></text:p>
          <text:p text:style-name="P3"><text:span text:style-name="T1">・プロダクトバックログの作成</text:span></text:p>
          <text:p text:style-name="P3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8.1cm" svg:height="1.25cm" svg:x="3.2cm" svg:y="5.449cm">
          <draw:text-box>
            <text:p>リリースプランニング</text:p>
          </draw:text-box>
        </draw:frame>
        <draw:connector draw:style-name="gr3" draw:text-style-name="P1" draw:layer="layout" draw:type="lines" svg:x1="11.85cm" svg:y1="3.6cm" svg:x2="11.85cm" svg:y2="4.399cm" svg:d="m11850 3600v501 298 0" svg:viewBox="0 0 1 800">
          <text:p/>
        </draw:connector>
        <draw:frame draw:style-name="gr6" draw:layer="layout" svg:width="5.4cm" svg:height="1.615cm" svg:x="6.4cm" svg:y="9.05cm">
          <draw:text-box>
            <text:p>スプリント</text:p>
            <text:p>プランニング</text:p>
          </draw:text-box>
        </draw:frame>
        <draw:custom-shape draw:style-name="gr5" draw:text-style-name="P3" xml:id="id3" draw:id="id3" draw:layer="layout" svg:width="5.5cm" svg:height="2.5cm" svg:x="10.4cm" svg:y="8.4cm">
          <text:p text:style-name="P3"><text:span text:style-name="T1">・全体計画の見直し</text:span></text:p>
          <text:p text:style-name="P3"><text:span text:style-name="T1">・詳細設計の作成</text:span></text:p>
          <text:p text:style-name="P3"><text:span text:style-name="T1">・スプリントバックログの作成</text:span></text:p>
          <text:p text:style-name="P3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5.4cm" svg:height="1.615cm" svg:x="5.6cm" svg:y="12.45cm">
          <draw:text-box>
            <text:p>デイリースクラム</text:p>
            <text:p>ミーティング</text:p>
          </draw:text-box>
        </draw:frame>
        <draw:custom-shape draw:style-name="gr5" draw:text-style-name="P3" xml:id="id4" draw:id="id4" draw:layer="layout" svg:width="5.5cm" svg:height="2.5cm" svg:x="10.4cm" svg:y="11.8cm">
          <text:p text:style-name="P3"><text:span text:style-name="T1">・現状報告</text:span></text:p>
          <text:p text:style-name="P3"><text:span text:style-name="T1">・スコープ確認</text:span></text:p>
          <text:p text:style-name="P3"><text:span text:style-name="T1">・スケジュール確認</text:span></text:p>
          <text:p text:style-name="P3"><text:span text:style-name="T1">・作業内容確認</text:span></text:p>
          <text:p text:style-name="P3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5.4cm" svg:height="1.25cm" svg:x="7.3cm" svg:y="15.849cm">
          <draw:text-box>
            <text:p>開発作業</text:p>
          </draw:text-box>
        </draw:frame>
        <draw:custom-shape draw:style-name="gr5" draw:text-style-name="P3" xml:id="id5" draw:id="id5" draw:layer="layout" svg:width="5.5cm" svg:height="2.5cm" svg:x="10.4cm" svg:y="15.199cm">
          <text:p text:style-name="P3"><text:span text:style-name="T1">・チケット確認</text:span></text:p>
          <text:p text:style-name="P3"><text:span text:style-name="T1">・コーディング＆テスト</text:span></text:p>
          <text:p text:style-name="P3"><text:span text:style-name="T1">・</text:span><text:span text:style-name="T1">commit/pull/push</text:span></text:p>
          <text:p text:style-name="P3"><text:span text:style-name="T1">・チケット更新</text:span></text:p>
          <text:p text:style-name="P3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5.5cm" svg:height="1.4cm" svg:x="10.4cm" svg:y="18.7cm">
          <text:p text:style-name="P4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5.5cm" svg:height="1.4cm" svg:x="10.399cm" svg:y="20.899cm">
          <text:p text:style-name="P4"><text:span text:style-name="T2">振り返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" draw:id="id7" draw:layer="layout" svg:width="5.5cm" svg:height="1.4cm" svg:x="10.398cm" svg:y="23.198cm">
          <text:p text:style-name="P4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7.099cm" svg:x2="11.85cm" svg:y2="8.1cm" draw:start-shape="id1" draw:start-glue-point="2" draw:end-shape="id2" draw:end-glue-point="0" svg:d="m11850 7099v1001" svg:viewBox="0 0 1 1002">
          <text:p/>
        </draw:connector>
        <draw:connector draw:style-name="gr3" draw:text-style-name="P1" draw:layer="layout" svg:x1="13.15cm" svg:y1="10.9cm" svg:x2="13.15cm" svg:y2="11.8cm" draw:start-shape="id3" draw:start-glue-point="2" draw:end-shape="id4" draw:end-glue-point="0" svg:d="m13150 10900v900" svg:viewBox="0 0 1 901">
          <text:p/>
        </draw:connector>
        <draw:connector draw:style-name="gr3" draw:text-style-name="P1" draw:layer="layout" svg:x1="13.15cm" svg:y1="14.3cm" svg:x2="13.15cm" svg:y2="15.199cm" draw:start-shape="id4" draw:start-glue-point="2" draw:end-shape="id5" draw:end-glue-point="0" svg:d="m13150 14300v899" svg:viewBox="0 0 1 900">
          <text:p/>
        </draw:connector>
        <draw:connector draw:style-name="gr3" draw:text-style-name="P1" draw:layer="layout" svg:x1="13.149cm" svg:y1="22.299cm" svg:x2="13.148cm" svg:y2="23.198cm" draw:start-shape="id6" draw:start-glue-point="2" draw:end-shape="id7" draw:end-glue-point="0" svg:d="m13149 22299v450h-1v449" svg:viewBox="0 0 2 900">
          <text:p/>
        </draw:connector>
        <draw:connector draw:style-name="gr3" draw:text-style-name="P1" draw:layer="layout" svg:x1="13.15cm" svg:y1="17.699cm" svg:x2="13.15cm" svg:y2="18.7cm" draw:start-shape="id5" draw:start-glue-point="2" draw:end-shape="id8" draw:end-glue-point="0" svg:d="m13150 17699v1001" svg:viewBox="0 0 1 1002">
          <text:p/>
        </draw:connector>
        <draw:connector draw:style-name="gr3" draw:text-style-name="P1" draw:layer="layout" svg:x1="13.15cm" svg:y1="20.1cm" svg:x2="13.149cm" svg:y2="20.899cm" draw:start-shape="id8" draw:start-glue-point="2" draw:end-shape="id6" draw:end-glue-point="0" svg:d="m13150 20100v400h-1v399" svg:viewBox="0 0 2 800">
          <text:p/>
        </draw:connector>
        <draw:connector draw:style-name="gr3" draw:text-style-name="P1" draw:layer="layout" svg:x1="15.9cm" svg:y1="16.449cm" svg:x2="15.9cm" svg:y2="13.05cm" draw:start-shape="id5" draw:start-glue-point="1" draw:end-shape="id4" draw:end-glue-point="1" svg:d="m15900 16449h501v-3399h-501" svg:viewBox="0 0 502 3400">
          <text:p/>
        </draw:connector>
        <draw:custom-shape draw:style-name="gr5" draw:text-style-name="P5" xml:id="id9" draw:id="id9" draw:layer="layout" svg:width="5.5cm" svg:height="1.4cm" svg:x="9.1cm" svg:y="27.4cm">
          <text:p text:style-name="P4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0" draw:id="id10" draw:layer="layout" svg:width="5.5cm" svg:height="1.4cm" svg:x="9.1cm" svg:y="33cm">
          <text:p text:style-name="P4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5.3cm" svg:x2="11.85cm" svg:y2="27.4cm" draw:start-shape="id2" draw:start-glue-point="2" draw:end-shape="id9" draw:end-glue-point="0" svg:d="m11850 25300v2100" svg:viewBox="0 0 1 2101">
          <text:p/>
        </draw:connector>
        <draw:custom-shape draw:style-name="gr5" draw:text-style-name="P5" xml:id="id11" draw:id="id11" draw:layer="layout" svg:width="5.5cm" svg:height="1.4cm" svg:x="9.099cm" svg:y="35.199cm">
          <text:p text:style-name="P4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9cm" svg:y1="28.8cm" svg:x2="11.9cm" svg:y2="30.2cm">
          <text:p/>
        </draw:line>
        <draw:connector draw:style-name="gr3" draw:text-style-name="P1" draw:layer="layout" svg:x1="11.85cm" svg:y1="34.4cm" svg:x2="11.849cm" svg:y2="35.199cm" draw:start-shape="id10" draw:start-glue-point="2" draw:end-shape="id11" draw:end-glue-point="0" svg:d="m11850 34400v400h-1v399" svg:viewBox="0 0 2 800">
          <text:p/>
        </draw:connector>
        <draw:connector draw:style-name="gr3" draw:text-style-name="P1" draw:layer="layout" svg:x1="11.849cm" svg:y1="36.599cm" svg:x2="11.849cm" svg:y2="37.6cm" draw:start-shape="id11" draw:start-glue-point="2" draw:end-shape="id12" draw:end-glue-point="0" svg:d="m11849 36599v1001" svg:viewBox="0 0 1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11-03T14:27:45</meta:creation-date>
    <dc:date>2015-11-03T17:26:03</dc:date>
    <dc:creator>tokai </dc:creator>
    <meta:editing-duration>PT14M29S</meta:editing-duration>
    <meta:editing-cycles>7</meta:editing-cycles>
    <meta:generator>LibreOffice/3.5$Linux_x86 LibreOffice_project/350m1$Build-2</meta:generator>
    <meta:document-statistic meta:object-count="33"/>
  </office:meta>
</office:document-meta>
</file>